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name-complex="Times New Roman" style:font-size-complex="10.5pt"/>
    </style:style>
    <style:style style:name="P3"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 style:font-size-complex="10.5pt"/>
    </style:style>
    <style:style style:name="P5"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 style:font-size-complex="10.5pt"/>
    </style:style>
    <style:style style:name="P6"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7" style:family="paragraph" style:parent-style-name="Standard">
      <style:paragraph-properties fo:margin-left="0in" fo:margin-right="0in" fo:margin-top="0in" fo:margin-bottom="0in" fo:line-height="100%" fo:text-indent="0in" style:auto-text-indent="false"/>
      <style:text-properties style:font-name="Georgia" fo:font-size="10.5pt" fo:language="zxx" fo:country="none" style:font-name-asian="Georgia" style:font-size-asian="10.5pt" style:language-asian="zxx" style:country-asian="none" style:font-name-complex="Georgia" style:font-size-complex="10.5pt" style:language-complex="zxx" style:country-complex="none"/>
    </style:style>
    <style:style style:name="P8" style:family="paragraph" style:parent-style-name="Standard">
      <style:paragraph-properties fo:margin-left="0in" fo:margin-right="0in" fo:margin-top="0in" fo:margin-bottom="0in" fo:line-height="100%" fo:text-indent="0in" style:auto-text-indent="false"/>
      <style:text-properties fo:color="#000000" style:font-name="Georgia" fo:font-size="10.5pt" fo:font-weight="normal" style:font-size-asian="10.5pt" style:font-weight-asian="normal" style:font-size-complex="10.5pt" style:font-weight-complex="normal"/>
    </style:style>
    <style:style style:name="P9" style:family="paragraph" style:parent-style-name="Standard">
      <style:paragraph-properties fo:margin-left="0in" fo:margin-right="0in" fo:margin-top="0in" fo:margin-bottom="0in" fo:line-height="100%" fo:text-indent="0in" style:auto-text-indent="false"/>
      <style:text-properties fo:color="#000000" style:font-name="Georgia" fo:font-size="10.5pt" fo:language="zxx" fo:country="none"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P10" style:family="paragraph" style:parent-style-name="Standard" style:list-style-name="">
      <style:paragraph-properties fo:margin-left="0in" fo:margin-right="0in" fo:margin-top="0in" fo:margin-bottom="0in" fo:line-height="100%" fo:text-align="center" style:justify-single-word="false" fo:text-indent="0in" style:auto-text-indent="false"/>
      <style:text-properties fo:color="#000000" style:font-name="Georgia" fo:font-size="10.5pt" fo:language="zxx" fo:country="none"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P11" style:family="paragraph" style:parent-style-name="Standard" style:list-style-name="">
      <style:paragraph-properties fo:margin-left="0in" fo:margin-right="0in" fo:margin-top="0in" fo:margin-bottom="0in" fo:line-height="100%" fo:text-align="start" style:justify-single-word="false" fo:text-indent="0in" style:auto-text-indent="false"/>
      <style:text-properties fo:color="#000000" style:font-name="Georgia" fo:font-size="10.5pt" fo:language="zxx" fo:country="none"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P12" style:family="paragraph" style:parent-style-name="Standard" style:list-style-name="L1">
      <style:paragraph-properties fo:margin-left="0in" fo:margin-right="0in" fo:margin-top="0in" fo:margin-bottom="0in" fo:line-height="100%" fo:text-align="start" style:justify-single-word="false" fo:text-indent="0in" style:auto-text-indent="false"/>
      <style:text-properties fo:color="#000000" style:font-name="Georgia" fo:font-size="10.5pt" fo:language="zxx" fo:country="none"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P13" style:family="paragraph" style:parent-style-name="Standard">
      <style:paragraph-properties fo:margin-left="0in" fo:margin-right="0in" fo:margin-top="0in" fo:margin-bottom="0in" fo:line-height="100%" fo:text-indent="0in" style:auto-text-indent="false"/>
      <style:text-properties fo:color="#000000" style:font-name="Georgia" fo:font-size="10.5pt" fo:language="zxx" fo:country="none" style:text-underline-style="solid" style:text-underline-width="auto" style:text-underline-color="font-color"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P14" style:family="paragraph" style:parent-style-name="Standard" style:list-style-name="">
      <style:paragraph-properties fo:margin-left="0in" fo:margin-right="0in" fo:margin-top="0in" fo:margin-bottom="0in" fo:line-height="100%" fo:text-align="center" style:justify-single-word="false" fo:text-indent="0in" style:auto-text-indent="false"/>
      <style:text-properties fo:color="#000000" style:font-name="Georgia" fo:font-size="14pt" fo:language="zxx" fo:country="none" fo:font-weight="normal" style:font-name-asian="Georgia" style:font-size-asian="14pt" style:language-asian="zxx" style:country-asian="none" style:font-weight-asian="normal" style:font-name-complex="Georgia" style:font-size-complex="14pt" style:language-complex="zxx" style:country-complex="none" style:font-weight-complex="normal"/>
    </style:style>
    <style:style style:name="P15" style:family="paragraph" style:parent-style-name="Standard">
      <style:paragraph-properties fo:margin-left="0in" fo:margin-right="0in" fo:margin-top="0in" fo:margin-bottom="0in" fo:line-height="100%" fo:text-indent="0in" style:auto-text-indent="false"/>
    </style:style>
    <style:style style:name="P16" style:family="paragraph" style:parent-style-name="Standard" style:list-style-name="">
      <style:paragraph-properties fo:margin-left="0in" fo:margin-right="0in" fo:margin-top="0in" fo:margin-bottom="0in" fo:line-height="100%" fo:text-indent="0in" style:auto-text-indent="false"/>
    </style:style>
    <style:style style:name="P17"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 style:font-size-complex="16pt"/>
    </style:style>
    <style:style style:name="T1" style:family="text">
      <style:text-properties fo:font-weight="bold" style:font-weight-asian="bold" style:font-name-complex="Times New Roman"/>
    </style:style>
    <style:style style:name="T2" style:family="text">
      <style:text-properties fo:font-weight="bold" style:font-weight-asian="bold" style:font-name-complex="Times New Roman" style:font-weight-complex="bold"/>
    </style:style>
    <style:style style:name="T3" style:family="text">
      <style:text-properties style:font-name-complex="Times New Roman"/>
    </style:style>
    <style:style style:name="T4" style:family="text">
      <style:text-properties fo:font-size="10pt" fo:language="zxx" fo:country="none" style:font-name-asian="Georgia" style:font-size-asian="10pt" style:language-asian="zxx" style:country-asian="none" style:font-name-complex="Georgia" style:font-size-complex="10pt" style:language-complex="zxx" style:country-complex="none"/>
    </style:style>
    <style:style style:name="T5" style:family="text">
      <style:text-properties fo:language="zxx" fo:country="none" style:font-name-asian="Georgia" style:language-asian="zxx" style:country-asian="none" style:font-name-complex="Georgia" style:language-complex="zxx" style:country-complex="none"/>
    </style:style>
    <style:style style:name="T6" style:family="text">
      <style:text-properties fo:language="zxx" fo:country="none" fo:font-weight="bold" style:font-name-asian="Georgia" style:language-asian="zxx" style:country-asian="none" style:font-weight-asian="bold" style:font-name-complex="Georgia" style:language-complex="zxx" style:country-complex="none" style:font-weight-complex="bold"/>
    </style:style>
    <style:style style:name="T7" style:family="text">
      <style:text-properties style:font-name="Georgia" fo:font-size="10.5pt" style:font-size-asian="10.5pt" style:font-name-complex="Times New Roman" style:font-size-complex="10.5pt"/>
    </style:style>
    <style:style style:name="T8" style:family="text">
      <style:text-properties style:font-name="Georgia" fo:font-size="10.5pt" fo:font-weight="bold" style:font-size-asian="10.5pt" style:font-weight-asian="bold" style:font-name-complex="Times New Roman" style:font-size-complex="10.5pt" style:font-weight-complex="bold"/>
    </style:style>
    <style:style style:name="T9" style:family="text">
      <style:text-properties style:text-underline-style="solid" style:text-underline-width="auto" style:text-underline-color="font-color" style:font-name-complex="Times New Roman"/>
    </style:style>
    <style:style style:name="T10" style:family="text">
      <style:text-properties fo:color="#545454" style:font-name="Georgia" fo:font-size="10.5pt" fo:language="zxx" fo:country="none" fo:font-style="italic" style:font-name-asian="Georgia" style:font-size-asian="10.5pt" style:language-asian="zxx" style:country-asian="none" style:font-style-asian="italic" style:font-name-complex="Georgia" style:font-size-complex="10.5pt" style:language-complex="zxx" style:country-complex="none" style:font-style-complex="italic"/>
    </style:style>
    <style:style style:name="T11" style:family="text">
      <style:text-properties fo:color="#000000" fo:language="zxx" fo:country="none" fo:font-weight="normal" style:font-name-asian="Georgia" style:language-asian="zxx" style:country-asian="none" style:font-weight-asian="normal" style:font-name-complex="Georgia" style:language-complex="zxx" style:country-complex="none" style:font-weight-complex="normal"/>
    </style:style>
    <style:style style:name="T12" style:family="text">
      <style:text-properties fo:color="#000000" style:font-name="Georgia" fo:font-size="10.5pt" fo:language="zxx" fo:country="none" style:font-name-asian="Georgia" style:font-size-asian="10.5pt" style:language-asian="zxx" style:country-asian="none" style:font-name-complex="Georgia" style:font-size-complex="10.5pt" style:language-complex="zxx" style:country-complex="none"/>
    </style:style>
    <style:style style:name="T13" style:family="text">
      <style:text-properties fo:color="#000000" style:font-name="Georgia" fo:font-size="10.5pt" fo:language="zxx" fo:country="none" fo:font-style="italic" style:font-name-asian="Georgia" style:font-size-asian="10.5pt" style:language-asian="zxx" style:country-asian="none" style:font-style-asian="italic" style:font-name-complex="Georgia" style:font-size-complex="10.5pt" style:language-complex="zxx" style:country-complex="none" style:font-style-complex="italic"/>
    </style:style>
    <style:style style:name="T14" style:family="text">
      <style:text-properties fo:color="#000000" style:font-name="Georgia" fo:font-size="10.5pt" fo:language="zxx" fo:country="none" fo:font-style="italic" style:text-underline-style="solid" style:text-underline-width="auto" style:text-underline-color="font-color" style:font-name-asian="Georgia" style:font-size-asian="10.5pt" style:language-asian="zxx" style:country-asian="none" style:font-style-asian="italic" style:font-name-complex="Georgia" style:font-size-complex="10.5pt" style:language-complex="zxx" style:country-complex="none" style:font-style-complex="italic"/>
    </style:style>
    <style:style style:name="T15" style:family="text">
      <style:text-properties fo:color="#000000" style:font-name="Georgia" fo:font-size="10.5pt" fo:language="en" fo:country="US" style:font-name-asian="Georgia" style:font-size-asian="10.5pt" style:language-asian="zxx" style:country-asian="none" style:font-name-complex="Georgia" style:font-size-complex="10.5pt" style:language-complex="zxx" style:country-complex="none"/>
    </style:style>
    <style:style style:name="T16" style:family="text">
      <style:text-properties fo:color="#000000" fo:language="en" fo:country="US" fo:font-weight="normal" style:font-name-asian="Georgia" style:language-asian="zxx" style:country-asian="none" style:font-weight-asian="normal" style:font-name-complex="Georgia" style:language-complex="zxx" style:country-complex="none" style:font-weight-complex="normal"/>
    </style:style>
    <style:style style:name="T17" style:family="text">
      <style:text-properties fo:language="en" fo:country="US" style:font-name-asian="Georgia" style:language-asian="zxx" style:country-asian="none" style:font-name-complex="Georgia" style:language-complex="zxx" style:country-complex="none"/>
    </style:style>
    <style:style style:name="T18" style:family="text">
      <style:text-properties fo:font-size="12pt" style:font-size-asian="12pt" style:font-size-complex="12pt"/>
    </style:style>
    <style:style style:name="T19"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Why Believe the Bible?</text:p>
      <text:p text:style-name="P1"><text:span text:style-name="T1">Read:</text:span><text:span text:style-name="T3"> Luke 1:1-4</text:span></text:p>
      <text:p text:style-name="P2"/>
      <text:p text:style-name="P3"><text:span text:style-name="T1">Text:</text:span><text:span text:style-name="T3"> I Thessalonians 2:13 “...</text:span><text:span text:style-name="T5">it is in truth, the word of God...”</text:span></text:p>
      <text:p text:style-name="P4"/>
      <text:h text:style-name="P3" text:outline-level="3"><text:span text:style-name="T1">Introduction:</text:span><text:span text:style-name="T3"> Have you ever wondered why people don't believe the Bible? Danny Velasco said: “I just couldnt accept that a man dying 2000 years ago could have any effect on my life today.” (That was before this man had a personal encounter with the Man who died over 2000 years ago).</text:span></text:h>
      <text:h text:style-name="P3" text:outline-level="3"><text:span text:style-name="T3"><text:s text:c="2"/>People have three fundamental questions that must be answered before they <text:s/>have the need to consider if they should believe the Bible. Here are the questions: 1). </text:span><text:span text:style-name="T9">Is there a God</text:span><text:span text:style-name="T3">? 2). </text:span><text:span text:style-name="T9">Does God speak</text:span><text:span text:style-name="T3">? 3). </text:span><text:span text:style-name="T9">What does God</text:span><text:span text:style-name="T3"> </text:span><text:span text:style-name="T9">say</text:span><text:span text:style-name="T3">? Only after we have answered these questions do we need to consider how God speaks and thus: “Is the Bible relevant for us today?”</text:span></text:h>
      <text:h text:style-name="P4" text:outline-level="3"><text:s text:c="2"/>One skeptic said: “God is a mad-man's dream; Christ was a myth; the devil's a bogeyman; the church a fraud; and the ministry is a money making scheme.” Is he right? Or is the Bible right?</text:h>
      <text:h text:style-name="P3" text:outline-level="3"><text:span text:style-name="T2">Why do you believe the Bible?</text:span><text:span text:style-name="T3"> Is it because you always have? Is it because you were taught to believe it? Is it because you are afraid to not believe it? Have you ever considered that if you had been born into a muslim home or a hindu home you might be just as committed to believing that a totally different book is sacred?</text:span></text:h>
      <text:h text:style-name="P3" text:outline-level="3"><text:span text:style-name="T2">Why don't some people believe the Bible?</text:span><text:span text:style-name="T3"> For many that don't believe the Bible it is simply that (to be honest) they have never even thought about it. They were raised in a secular family and view the Bible as a book of philosophy that helps some people behave better. It is a useful crutch if you need it. It's sorta of like Santa Clause; he's not real but the story encourages children to behave better so it's a good myth if you need it.</text:span></text:h>
      <text:h text:style-name="P3" text:outline-level="3"><text:span text:style-name="T3"><text:s text:c="2"/>Some folks don't believe the Bible because they believe that science has proven the Bible wrong. To answer those folks I would challenge them to provide an example. The first one they will cite is evolution. No honest scientist will say that evolution is a fact. An honest scientist, who rejects the Biblical account of creation, will tell you that evolution is the best </text:span><text:span text:style-name="T9">theory</text:span><text:span text:style-name="T3"> presented, so far, to explain the origen of the earth. </text:span></text:h>
      <text:h text:style-name="P4" text:outline-level="3"><text:s text:c="2"/>The evolutionist has two major problems to overcome. One is: where is the abundance of skeleton evidence for evolution since (according to them) evolution took millions of years to happen. The second issue they must answer is why is evolution not occurring today? Evoution either had to happen so fast that no evidence was left for us to discover therefore it would still be happening and we could see it right before our eyes or it happened so slowly that there are tons of evidence to prove the facts of evolution.</text:h>
      <text:h text:style-name="P8" text:outline-level="3"><text:span text:style-name="T6">Science, when it is tested, confirms the Bible.</text:span><text:span text:style-name="T5"> It is in the scriptures that we discover that the earth is round. (Isaiah 40:22) It is in the scriptures that we find that the earth is suspended in space. (Job 26:7) There are several places in the scriptures where the </text:span><text:span text:style-name="T17">hydro-logic</text:span><text:span text:style-name="T5"> cycle is explained. (Job 36, Jeremiah 10, Ecclesiastics 7) Rain – rivers – sea – rain... Two places in Job we are told that rain is held in the clouds.</text:span></text:h>
      <text:h text:style-name="P9" text:outline-level="3"><text:s text:c="2"/>Recent discoveries in DNA testing have convinced many scientists that all mankind came from one original couple. One noted evolutionist just came out and said that he is now convinced that their must have been an intelligent designer for the universe.</text:h>
      <text:h text:style-name="P15" text:outline-level="3"><text:span text:style-name="T8">The scriptures themselves claim divine authorship &amp; authority.</text:span></text:h>
      <text:h text:style-name="P16" text:outline-level="3"><text:span text:style-name="T7">Repeatedly you will find the phrase: “Thus saith the LORD.” II Peter </text:span><text:span text:style-name="T12">1:21 emphatically states: “For the prophecy came not in old time by the will of man: but holy men of God spake </text:span><text:span text:style-name="T14">as they were</text:span><text:span text:style-name="T12"> moved by the Holy Ghost.” the translators added three words for clarity to this verse. They are in italics. (read it without “as they were”). Paul said that “All scripture </text:span><text:span text:style-name="T10">is</text:span><text:span text:style-name="T12"> given by inspiration of God...” Jesus responded to the skeptics in His day by telling them to “Search the Scriptures.”</text:span></text:h>
      <text:h text:style-name="P15" text:outline-level="3"><text:span text:style-name="T12"><text:s text:c="2"/>There are numerous places in the scriptures where divine authority is claimed. Why is this significant? Because you cannot claim that the Bible is a good book but not necessarily a divine </text:span><text:span text:style-name="T15">treatise</text:span><text:span text:style-name="T12"> and then conclude that it is full of lies. If the Bible is not the Word of God then it is a deceptive fraud and should be confined to the fantasy/fiction shelves of the library.</text:span></text:h>
      <text:h text:style-name="P13" text:outline-level="3">Either Christ is who He claims to be and the Bible is what it claims to be or both are frauds.<text:span text:style-name="T19"> The Holy Bible cannot be a good book if it is not God's Book. If it is not a divine book then it is a fairy tale.</text:span></text:h>
      <text:h text:style-name="P8" text:outline-level="3"><text:span text:style-name="T6">The scriptures work.</text:span><text:span text:style-name="T5"> It may seem like a simpletons </text:span><text:span text:style-name="T17">explanation</text:span><text:span text:style-name="T5"> but it should be logical that in order to check the authenticity of <text:s/>a book one should see if the ideas that the author presents actually work. Have you ever tried a </text:span><text:span text:style-name="T17">recipe</text:span><text:span text:style-name="T5"> and it failed completely? I have. Then I re-read the recipe and discovered what I did wrong. If you mistake baking soda for baking powder it makes a difference. If you mix items in a wrong order it makes a difference. If you leave out an ingredient or make a substitution it makes a difference. Sometimes the person providing the recipe doesn't provide it accurately. </text:span></text:h>
      <text:h text:style-name="P3" text:outline-level="3"><text:span text:style-name="T11"><text:s text:c="2"/>The scriptures work when they are applied, in a </text:span><text:span text:style-name="T16">Biblical context,</text:span><text:span text:style-name="T11"> to your situation. In </text:span><text:span text:style-name="T16">Malachi</text:span><text:span text:style-name="T11"> 3:10 God tells us in relation to tithing: “...prove me </text:span><text:span text:style-name="T5">now herewith, saith the LORD</text:span><text:span text:style-name="T4"> ...”</text:span><text:span text:style-name="T5"> I have experienced the blessings associated with tithing. I have experienced the healing touch of God. I have tasted and seen the goodness of God.</text:span></text:h>
      <text:h text:style-name="P3" text:outline-level="3"><text:span text:style-name="T6">Conclude:</text:span><text:span text:style-name="T5"> This is in no way a thorough study of why you should believe the Bible but I hope that this provides some better reasons than “Mommy said...” <text:s/>If someone asks you why you believe the Bible. Tell them!</text:span></text:h>
      <text:h text:style-name="P7" text:outline-level="3"/>
      <text:h text:style-name="P14" text:outline-level="3"><text:soft-page-break/>The Golden Rule of Bible Interpretation</text:h>
      <text:h text:style-name="P10" text:outline-level="3"/>
      <text:h text:style-name="P11" text:outline-level="3"><text:s text:c="2"/>"<text:span text:style-name="T18">If the plain sense makes sense, don't look for any other sense, lest you end up with nonsense."</text:span></text:h>
      <text:h text:style-name="P11" text:outline-level="3"><text:span text:style-name="T18"/></text:h>
      <text:h text:style-name="P10" text:outline-level="3"><text:span text:style-name="T18">The Right Focus</text:span></text:h>
      <text:h text:style-name="P10" text:outline-level="3"><text:span text:style-name="T18"/></text:h>
      <text:list xml:id="list5957175002672192114" text:style-name="L1">
        <text:list-item>
          <text:h text:style-name="P12" text:outline-level="3"><text:span text:style-name="T18">Always approach the scriptures with a childlike faith and an honest heart.</text:span></text:h>
        </text:list-item>
        <text:list-item>
          <text:h text:style-name="P12" text:outline-level="3"><text:span text:style-name="T18">Be filled with the Holy Spirit: Prior to opening your Bible, ask the Holy Spirit to provide clear understanding.</text:span></text:h>
        </text:list-item>
        <text:list-item>
          <text:h text:style-name="P12" text:outline-level="3"><text:span text:style-name="T18">Because God Himself inspired the writers of the Bible, accept the fact that what they wrote must be without error.</text:span></text:h>
        </text:list-item>
        <text:list-item>
          <text:h text:style-name="P12" text:outline-level="3"><text:span text:style-name="T18">Let the Bible interpret itself. The further you read the clearer you will understand <text:s/>the difference between what should be intrepreted literally and where symbology is present.</text:span></text:h>
        </text:list-item>
        <text:list-item>
          <text:h text:style-name="P12" text:outline-level="3"><text:span text:style-name="T18">Context, context, context: word meanings should always be understood within the context in which they occur.</text:span></text:h>
        </text:list-item>
        <text:list-item>
          <text:h text:style-name="P12" text:outline-level="3"><text:span text:style-name="T18">The principal of searching: all verses on a particular topic should be searched out, compared, and then reconciled. Never hang a doctrine on one isolated verse.</text:span></text:h>
        </text:list-item>
        <text:list-item>
          <text:h text:style-name="P12" text:outline-level="3"><text:span text:style-name="T18">Understand that some prophetic verses are fulfilled in a symbolic way only to be fulfilled completely at a later date.</text:span></text:h>
        </text:list-item>
        <text:list-item>
          <text:h text:style-name="P12" text:outline-level="3"><text:span text:style-name="T18">Understand that prophets often looked into the future and saw a series of prophetic events, with no indication that they may be seperated by long time intervals.</text:spa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4</meta:editing-cycles>
    <meta:creation-date>2014-03-28T17:34:00</meta:creation-date>
    <dc:date>2018-09-21T21:16:53.57</dc:date>
    <meta:editing-duration>PT12H59M41S</meta:editing-duration>
    <meta:generator>OpenOffice/4.1.3$Win32 OpenOffice.org_project/413m1$Build-9783</meta:generator>
    <meta:document-statistic meta:table-count="0" meta:image-count="0" meta:object-count="0" meta:page-count="2" meta:paragraph-count="30" meta:word-count="1224" meta:character-count="680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